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.47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03cc6c" officeooo:paragraph-rsid="0003cc6c"/>
    </style:style>
    <style:style style:name="T1" style:family="text">
      <style:text-properties officeooo:rsid="00022d98"/>
    </style:style>
    <style:style style:name="T2" style:family="text">
      <style:text-properties fo:color="#0066b3"/>
    </style:style>
    <style:style style:name="T3" style:family="text">
      <style:text-properties fo:color="#ce181e"/>
    </style:style>
    <style:style style:name="T4" style:family="text">
      <style:text-properties officeooo:rsid="0003c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llocate memory in the heap using free</text:p>
      <text:p text:style-name="Standard"/>
      <text:p text:style-name="P3">I will <text:span text:style-name="T1">learn</text:span> how to release or free memory that has been reserved via <text:span text:style-name="T2">malloc</text:span> in the heap. The command to do so is simply <text:span text:style-name="T2">free</text:span>. So I simply <text:span text:style-name="T3">type free and then the name of the pointer</text:span>. So not the dereferenced pointer, but the name of the pointer itself goes into the free function.</text:p>
      <text:p text:style-name="Text_20_body">After I free a variable, I might still get lucky. And if I use the memory location where it used to be,</text:p>
      <text:p text:style-name="Text_20_body">I might still find the old value in there. But I also might not. <text:span text:style-name="T4">I cannot depend on it, because some other variables might bee written in that memory location.</text:span></text:p>
      <text:p text:style-name="P4">Example</text:p>
      <text:p text:style-name="P4"><text:span text:style-name="T2">free</text:span>(a);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2:38:21.462929782</meta:creation-date>
    <dc:date>2019-04-15T22:58:14.834042791</dc:date>
    <meta:editing-duration>PT2M24S</meta:editing-duration>
    <meta:editing-cycles>1</meta:editing-cycles>
    <meta:document-statistic meta:table-count="0" meta:image-count="0" meta:object-count="0" meta:page-count="1" meta:paragraph-count="6" meta:word-count="116" meta:character-count="596" meta:non-whitespace-character-count="486"/>
    <meta:generator>LibreOffice/6.0.7.3$Linux_X86_64 LibreOffice_project/00m0$Build-3</meta:generator>
  </office:meta>
</office:document-meta>
</file>